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191" officeooo:paragraph-rsid="0012a191"/>
    </style:style>
    <style:style style:name="P2" style:family="paragraph" style:parent-style-name="Standard">
      <style:text-properties officeooo:paragraph-rsid="0012a191"/>
    </style:style>
    <style:style style:name="T1" style:family="text">
      <style:text-properties officeooo:rsid="0012a191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reenpoint.nativesstaging.com.au/wp_admin" text:style-name="Internet_20_link" text:visited-style-name="Visited_20_Internet_20_Link">https://greenpoint.nativesstaging.com.au/wp_admin</text:a></text:p>
      <text:p text:style-name="P1">User: admin</text:p>
      <text:p text:style-name="P2"><text:span text:style-name="T1">pass: </text:span><text:span text:style-name="T2">xhbhN^kbuOR5xJCF0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0-14T13:34:50.214480034</dc:date>
    <meta:editing-duration>PT1M21S</meta:editing-duration>
    <meta:editing-cycles>1</meta:editing-cycles>
    <meta:document-statistic meta:table-count="0" meta:image-count="0" meta:object-count="0" meta:page-count="1" meta:paragraph-count="3" meta:word-count="5" meta:character-count="84" meta:non-whitespace-character-count="82"/>
    <meta:generator>LibreOffice/6.2.7.1$Linux_X86_64 LibreOffice_project/20$Build-1</meta:generator>
  </office:meta>
</office:document-meta>
</file>